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e279" officeooo:paragraph-rsid="0001e279"/>
    </style:style>
    <style:style style:name="P2" style:family="paragraph" style:parent-style-name="Standard">
      <style:text-properties officeooo:rsid="000276a5" officeooo:paragraph-rsid="000276a5"/>
    </style:style>
    <style:style style:name="P3" style:family="paragraph" style:parent-style-name="Standard">
      <style:text-properties officeooo:rsid="0004937a" officeooo:paragraph-rsid="0004937a"/>
    </style:style>
    <style:style style:name="P4" style:family="paragraph" style:parent-style-name="Standard">
      <style:text-properties style:text-line-through-style="solid" style:text-line-through-type="single" officeooo:rsid="0001e279" officeooo:paragraph-rsid="0001e279"/>
    </style:style>
    <style:style style:name="P5" style:family="paragraph" style:parent-style-name="Standard">
      <style:text-properties style:text-line-through-style="solid" style:text-line-through-type="single" officeooo:rsid="000276a5" officeooo:paragraph-rsid="000276a5"/>
    </style:style>
    <style:style style:name="T1" style:family="text">
      <style:text-properties officeooo:rsid="000276a5"/>
    </style:style>
    <style:style style:name="T2" style:family="text">
      <style:text-properties style:text-line-through-style="solid" style:text-line-through-type="singl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n amour pour les tux</text:p>
      <text:p text:style-name="P1">Je souhaite un site pour mes ptits tux</text:p>
      <text:p text:style-name="P4">1 page d’accueil avec un petit mot d’accueil</text:p>
      <text:p text:style-name="P1"><text:tab/>→ 2 pages en 1</text:p>
      <text:p text:style-name="P1"><text:tab/><text:tab/><text:span text:style-name="T2">→ 1 onglet avec une galerie vu sur un autre site</text:span></text:p>
      <text:p text:style-name="P1"><text:tab/><text:tab/>→ 1 onglet avec descriptif de chaque tux</text:p>
      <text:p text:style-name="P1"/>
      <text:p text:style-name="P1">1 page newsletter</text:p>
      <text:p text:style-name="P1"><text:tab/>→ recap de toutes les newsletters</text:p>
      <text:p text:style-name="P1"><text:tab/>→<text:span text:style-name="T1"> inscription a la newletter</text:span></text:p>
      <text:p text:style-name="P1"/>
      <text:p text:style-name="P5">menu d’acces aux differents univers tux dispo</text:p>
      <text:p text:style-name="P5"><text:tab/>→ acces a la page des tux de l’univers</text:p>
      <text:p text:style-name="P2"/>
      <text:p text:style-name="P2">1 page de contact pour envoi de message</text:p>
      <text:p text:style-name="P2"/>
      <text:p text:style-name="P5">formulaire d’inscription au site</text:p>
      <text:p text:style-name="P2"/>
      <text:p text:style-name="P5">fil d’ariane</text:p>
      <text:p text:style-name="P2"/>
      <text:p text:style-name="P5">footer avec adresse, plan, contact, reseau sociaux</text:p>
      <text:p text:style-name="P2"/>
      <text:p text:style-name="P3">code couleur vert/jaune/gris</text:p>
      <text:p text:style-name="P3">leit motiv: 1 pour tous, tous pour tux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19-03-26T16:52:18.724000000</dc:date>
    <meta:editing-duration>PT3H26M27S</meta:editing-duration>
    <meta:editing-cycles>4</meta:editing-cycles>
    <meta:document-statistic meta:table-count="0" meta:image-count="0" meta:object-count="0" meta:page-count="1" meta:paragraph-count="17" meta:word-count="107" meta:character-count="574" meta:non-whitespace-character-count="476"/>
  </office:meta>
</office:document-meta>
</file>